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f5e12" officeooo:paragraph-rsid="000f5e12"/>
    </style:style>
    <style:style style:name="P2" style:family="paragraph" style:parent-style-name="Header">
      <style:text-properties officeooo:rsid="000a00bf" officeooo:paragraph-rsid="000a00bf"/>
    </style:style>
    <style:style style:name="P3" style:family="paragraph" style:parent-style-name="Header">
      <style:text-properties officeooo:paragraph-rsid="000a00bf"/>
    </style:style>
    <style:style style:name="P4" style:family="paragraph" style:list-style-name="L1"/>
    <style:style style:name="P5" style:family="paragraph" style:parent-style-name="Text_20_body" style:list-style-name="L7"/>
    <style:style style:name="T1" style:family="text">
      <style:text-properties officeooo:rsid="00085d22"/>
    </style:style>
    <style:style style:name="T2" style:family="text">
      <style:text-properties officeooo:rsid="000a00b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a00b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a00bf"/>
    </style:style>
    <style:style style:name="T7" style:family="text">
      <style:text-properties officeooo:rsid="000f5e12"/>
    </style:style>
    <text:list-style style:name="L1">
      <text:list-level-style-number text:level="1" text:style-name="Numbering_20_Symbols" loext:num-list-format="%1%)" style:num-suffix=")" style:num-format="1">
        <style:list-level-properties text:space-before="0.3035in" text:min-label-width="0.1965in"/>
      </text:list-level-style-number>
      <text:list-level-style-number text:level="2" text:style-name="Numbering_20_Symbols" loext:num-list-format="%2%." style:num-suffix="." style:num-format="I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i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space-before="0.3035in" text:min-label-width="0.196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81925523" text:style-name="L1">
        <text:list-item>
          <text:p text:style-name="Text_20_body"><text:span text:style-name="Strong_20_Emphasis">Consistency</text:span>: Ensuring uniformity throughout the app enhances user experience and reduces cognitive load.</text:p>
          <text:list>
            <text:list-item>
              <text:list>
                <text:list-item>
                  <text:p text:style-name="Text_20_body">GUI Interface Font: Use a consistent font family and size across all screens to maintain readability and coherence. Opt for a clean and legible modern font such as Roboto or Calibri.</text:p>
                </text:list-item>
                <text:list-item>
                  <text:p text:style-name="Text_20_body">Color Scheme: Implement a cohesive color palette that reflects the brand identity and aids in intuitive navigation. Utilize contrasting colors for important elements such as buttons and links to improve visibility and accessibility.</text:p>
                </text:list-item>
                <text:list-item>
                  <text:p text:style-name="Text_20_body">Layout: Maintain a consistent layout structure across screens to facilitate familiarity and ease of use. Adopt grid-based layouts for organizing content systematically, and adhere to established design patterns for navigation elements placement.</text:p>
                  <text:p text:style-name="Text_20_body"/>
                </text:list-item>
              </text:list>
            </text:list-item>
          </text:list>
        </text:list-item>
        <text:list-item>
          <text:p text:style-name="Text_20_body"><text:span text:style-name="Strong_20_Emphasis">Clarity</text:span>: Clear communication and intuitive design elements help users understand the app's functionalities effortlessly.</text:p>
          <text:list>
            <text:list-item>
              <text:list>
                <text:list-item>
                  <text:p text:style-name="Text_20_body">GUI Interface Elements: Use recognizable icons and symbols consistently to convey actions or information effectively. Employ descriptive labels for buttons and menus to minimize ambiguity and guide user interactions.</text:p>
                </text:list-item>
                <text:list-item>
                  <text:p text:style-name="Text_20_body">Color Contrast: Ensure sufficient contrast between text and background colors to enhance legibility, especially for users with visual impairments. Follow accessibility guidelines to meet accessibility standards and accommodate diverse user needs.</text:p>
                </text:list-item>
                <text:list-item>
                  <text:p text:style-name="Text_20_body">Flow: Design intuitive user flows that align with common usage patterns and expectations. Implement logical progression paths to guide users through tasks seamlessly, reducing confusion and frustration.</text:p>
                </text:list-item>
              </text:list>
              <text:p text:style-name="Text_20_body"/>
            </text:list-item>
          </text:list>
        </text:list-item>
        <text:list-item>
          <text:p text:style-name="Text_20_body"><text:span text:style-name="Strong_20_Emphasis">Engagement</text:span>: Creating an engaging user experience fosters active participation and encourages users to interact with the app regularly.</text:p>
        </text:list-item>
      </text:list>
      <text:list text:style-name="L7">
        <text:list-item>
          <text:list>
            <text:list-item>
              <text:list>
                <text:list-item>
                  <text:p text:style-name="P5">Visual Feedback: Incorporate subtle animations, transitions, or feedback cues to acknowledge user actions and provide reassurance. For instance, use hover effects on interactive elements or incorporate loading animations to indicate progress.</text:p>
                </text:list-item>
                <text:list-item>
                  <text:p text:style-name="P5"><text:soft-page-break/>Personalization: Offer customization features or personalized recommendations based on user preferences and behavior. Allow users to tailor their experience through settings or profile configurations, enhancing relevance and user satisfaction.</text:p>
                </text:list-item>
                <text:list-item>
                  <text:p text:style-name="P5">Gameification: Integrate gameified elements such as challenges, rewards, or progress tracking to incentivize user engagement. Implement badges, levels, or achievement milestones to encourage continued interaction and exploration within the app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00bf" officeooo:paragraph-rsid="000a00bf"/>
    </style:style>
    <style:style style:name="MP2" style:family="paragraph" style:parent-style-name="Header">
      <style:text-properties officeooo:paragraph-rsid="000a00bf"/>
    </style:style>
    <style:style style:name="MP3" style:family="paragraph" style:parent-style-name="Footer">
      <style:paragraph-properties fo:text-align="center" style:justify-single-word="false"/>
      <style:text-properties officeooo:rsid="000f5e12" officeooo:paragraph-rsid="000f5e12"/>
    </style:style>
    <style:style style:name="MT1" style:family="text">
      <style:text-properties style:text-underline-style="none" officeooo:rsid="000a00bf"/>
    </style:style>
    <style:style style:name="MT2" style:family="text">
      <style:text-properties style:text-underline-style="none"/>
    </style:style>
    <style:style style:name="MT3" style:family="text">
      <style:text-properties officeooo:rsid="000a00b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Robert Pellegrin</text:p>
        <text:p text:style-name="MP2"><text:span text:style-name="MT1">Will </text:span><text:a xlink:type="simple" xlink:href="https://salisbury.instructure.com/courses/64486/users/54497" text:style-name="Internet_20_link" text:visited-style-name="Visited_20_Internet_20_Link"><text:span text:style-name="MT2">Chmar</text:span></text:a></text:p>
        <text:p text:style-name="MP2"><text:span text:style-name="MT3">COSC 330 - </text:span><text:bookmark text:name="assignment-student-header-content"/>Project 2 - Stage 1</text:p>
        <text:p text:style-name="MP1">4/8/2024</text:p>
      </style:header>
      <style:footer>
        <text:p text:style-name="MP3"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8T15:39:35.415017619</dc:date>
    <meta:editing-duration>PT12M56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2" meta:paragraph-count="21" meta:word-count="354" meta:character-count="2560" meta:non-whitespace-character-count="2239"/>
  </office:meta>
</office:document-meta>
</file>